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ymbol" svg:font-family="Symbol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 fo:margin-left="0.4924in"/>
      <style:text-properties style:font-name="Times" fo:font-size="12.0pt"/>
    </style:style>
    <style:style style:name="T1" style:family="text">
      <style:text-properties style:font-name="Symbol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rails new &lt;app_name&gt; </text:p>
      <text:p text:style-name="P1"/>
      <text:p text:style-name="P1">rake -T <text:span text:style-name="T1">→</text:span><text:s/>all tasks</text:p>
      <text:p text:style-name="P1">rake -D <text:span text:style-name="T1">→</text:span><text:s/>describe all tasks</text:p>
      <text:p text:style-name="P1">rake -D <text:a xlink:type="simple" xlink:href="db:migrate">db:migrate</text:a><text:s/><text:span text:style-name="T1">→</text:span><text:s/>describe all for <text:a xlink:type="simple" xlink:href="db:migrate">db:migrate</text:a></text:p>
      <text:p text:style-name="P1"/>
      <text:p text:style-name="P1">rails generate model &lt;model_name&gt;</text:p>
      <text:p text:style-name="P1"/>
      <text:p text:style-name="P1">rails console</text:p>
      <text:p text:style-name="P1"/>
      <text:p text:style-name="P1">name scoped</text:p>
      <text:p text:style-name="P1"><text:tab/>scope :visible, where(:visible =&gt; true)</text:p>
      <text:p text:style-name="P1"/>
      <text:p text:style-name="P1">One-to-one association</text:p>
      <text:p text:style-name="P1"><text:tab/>Subject has_one :page</text:p>
      <text:p text:style-name="P1"><text:tab/>Page belongs_to :subject</text:p>
      <text:p text:style-name="P1"/>
      <text:p text:style-name="P2">methods</text:p>
      <text:p text:style-name="P2"><text:tab/>[subject_instance].page</text:p>
      <text:p text:style-name="P2"><text:tab/>[page_instance].subject</text:p>
      <text:p text:style-name="P2"/>
      <text:p text:style-name="P2"/>
      <text:p text:style-name="P1">One-to-many association</text:p>
      <text:p text:style-name="P1"><text:tab/>Subject has_many :pages</text:p>
      <text:p text:style-name="P1"><text:tab/>Pages belongs_to :subject</text:p>
      <text:p text:style-name="P1"/>
      <text:p text:style-name="P1"><text:tab/>methods</text:p>
      <text:p text:style-name="P1"><text:tab/><text:tab/>return array with all pages <text:span text:style-name="T1">→</text:span><text:s/>[subject_instance].pages</text:p>
      <text:p text:style-name="P1"/>
      <text:p text:style-name="P1"><text:tab/><text:tab/>add to that array <text:span text:style-name="T1">→</text:span><text:s/>[subject_instance].pages &lt;&lt; page</text:p>
      <text:p text:style-name="P1"><text:tab/><text:tab/><text:tab/><text:tab/></text:p>
      <text:p text:style-name="P1"><text:tab/><text:tab/>delete <text:span text:style-name="T1">→</text:span><text:s/>[subject_instance].pages.delete(page_instance)</text:p>
      <text:p text:style-name="P1"><text:tab/><text:tab/></text:p>
      <text:p text:style-name="P1"><text:tab/><text:tab/>delete all <text:span text:style-name="T1">→</text:span>[subject_instance].pages.clear</text:p>
      <text:p text:style-name="P1"/>
      <text:p text:style-name="P1"><text:tab/><text:tab/>is empty? <text:span text:style-name="T1">→</text:span><text:s/>[subject_instance].empty?</text:p>
      <text:p text:style-name="P1"/>
      <text:p text:style-name="P1"><text:tab/><text:tab/>Size <text:span text:style-name="T1">→</text:span><text:s/>[subject_instance].pages.size</text:p>
      <text:p text:style-name="P1"/>
      <text:p text:style-name="P1"><text:tab/><text:tab/>[page_instace].subject</text:p>
      <text:p text:style-name="P1"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34</meta:generator>
    <meta:initial-creator>Rafael Lima</meta:initial-creator>
  </office:meta>
</office:document-meta>
</file>